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36666" draw:textarea-horizontal-align="justify" draw:textarea-vertical-align="middle" draw:auto-grow-height="false" fo:min-height="1.14cm" fo:min-width="4.594cm"/>
    </style:style>
    <style:style style:name="gr2" style:family="graphic" style:parent-style-name="standard">
      <style:graphic-properties svg:stroke-color="#000000" draw:fill-color="#ff9900"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svg:stroke-color="#111111" draw:fill-color="#336699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color="#000000" draw:fill-color="#669933" draw:textarea-horizontal-align="justify" draw:textarea-vertical-align="middle" draw:auto-grow-height="false" fo:min-height="1.14cm" fo:min-width="4.594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14cm" fo:min-width="4.594cm"/>
    </style:style>
    <style:style style:name="gr6" style:family="graphic" style:parent-style-name="standard">
      <style:graphic-properties svg:stroke-color="#000000" draw:fill-color="#ff6666" draw:textarea-horizontal-align="justify" draw:textarea-vertical-align="middle" draw:auto-grow-height="false" fo:min-height="1.14cm" fo:min-width="4.594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1.14cm" fo:min-width="4.59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to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111111" draw:fill-color="#9966cc" draw:textarea-horizontal-align="justify" draw:textarea-vertical-align="middle" draw:auto-grow-height="false" fo:min-height="0.75cm" fo:min-width="1.5cm"/>
    </style:style>
    <style:style style:name="gr12" style:family="graphic" style:parent-style-name="standard">
      <style:graphic-properties svg:stroke-color="#111111" draw:fill-color="#66ff66" draw:textarea-horizontal-align="justify" draw:textarea-vertical-align="middle" draw:auto-grow-height="false" fo:min-height="0.75cm" fo:min-width="1.5cm"/>
    </style:style>
    <style:style style:name="gr13" style:family="graphic" style:parent-style-name="standard">
      <style:graphic-properties svg:stroke-color="#111111" draw:fill-color="#808080" draw:textarea-horizontal-align="justify" draw:textarea-vertical-align="middle" draw:auto-grow-height="false" fo:min-height="1.625cm" fo:min-width="2.501cm"/>
    </style:style>
    <style:style style:name="gr14" style:family="graphic" style:parent-style-name="standard">
      <style:graphic-properties draw:stroke="none" svg:stroke-color="#000000" draw:fill="none" draw:fill-color="#ffffff" fo:min-height="2.15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3.023cm" fo:min-width="5.2cm"/>
    </style:style>
    <style:style style:name="P1" style:family="paragraph">
      <style:paragraph-properties fo:text-align="center"/>
      <style:text-properties style:font-name="Courier" fo:font-size="18pt" fo:font-weight="bold"/>
    </style:style>
    <style:style style:name="P2" style:family="paragraph">
      <loext:graphic-properties draw:fill-color="#336666"/>
      <style:paragraph-properties fo:text-align="center"/>
      <style:text-properties style:font-name="Courier" fo:font-size="18pt" fo:font-weight="bold"/>
    </style:style>
    <style:style style:name="P3" style:family="paragraph">
      <style:paragraph-properties fo:text-align="center"/>
      <style:text-properties fo:font-size="14pt" fo:font-weight="bold"/>
    </style:style>
    <style:style style:name="P4" style:family="paragraph">
      <loext:graphic-properties draw:fill-color="#ff9900"/>
      <style:paragraph-properties fo:text-align="center"/>
      <style:text-properties style:font-name="Courier" fo:font-size="14pt" fo:font-weight="bold" style:font-weight-asian="normal" style:font-weight-complex="normal"/>
    </style:style>
    <style:style style:name="P5" style:family="paragraph">
      <loext:graphic-properties draw:fill-color="#336699"/>
      <style:paragraph-properties fo:text-align="center"/>
      <style:text-properties style:font-name="Courier" fo:font-size="14pt" fo:font-weight="bold" style:font-weight-asian="normal" style:font-weight-complex="normal"/>
    </style:style>
    <style:style style:name="P6" style:family="paragraph">
      <loext:graphic-properties draw:fill-color="#669933"/>
      <style:paragraph-properties fo:text-align="center"/>
      <style:text-properties style:font-name="Courier" fo:font-size="18pt" fo:font-weight="bold"/>
    </style:style>
    <style:style style:name="P7" style:family="paragraph">
      <loext:graphic-properties draw:fill-color="#ff6666"/>
      <style:paragraph-properties fo:text-align="center"/>
      <style:text-properties style:font-name="Courier" fo:font-size="18pt" fo:font-weight="bold"/>
    </style:style>
    <style:style style:name="P8" style:family="paragraph">
      <loext:graphic-properties draw:fill-color="#ffff66"/>
      <style:paragraph-properties fo:text-align="center"/>
      <style:text-properties style:font-name="Courier" fo:font-size="18pt"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  <style:text-properties style:font-name="Courier"/>
    </style:style>
    <style:style style:name="P11" style:family="paragraph">
      <loext:graphic-properties draw:fill-color="#9966cc"/>
      <style:paragraph-properties fo:text-align="center"/>
      <style:text-properties style:font-name="Courier" fo:font-size="14pt" fo:font-weight="bold" style:font-weight-asian="normal" style:font-weight-complex="normal"/>
    </style:style>
    <style:style style:name="P12" style:family="paragraph">
      <loext:graphic-properties draw:fill-color="#66ff66"/>
      <style:paragraph-properties fo:text-align="center"/>
      <style:text-properties style:font-name="Courier" fo:font-size="14pt" fo:font-weight="bold" style:font-weight-asian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808080"/>
      <style:paragraph-properties fo:text-align="center"/>
      <style:text-properties style:font-name="Courier" fo:font-weight="bold" style:font-weight-asian="bold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/>
      <style:paragraph-properties fo:text-align="center"/>
      <style:text-properties style:font-name="Courier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left="1.245cm" fo:margin-right="0cm" fo:text-align="center" fo:text-indent="0cm"/>
      <style:text-properties fo:font-weight="bold" style:font-weight-asian="bold" style:font-weight-complex="bold"/>
    </style:style>
    <style:style style:name="P18" style:family="paragraph">
      <style:text-properties style:font-name="Courier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style:font-name="Courier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dddddd"/>
      <style:paragraph-properties fo:text-align="start"/>
      <style:text-properties style:font-name="Courier" fo:font-size="12pt" style:font-size-asian="12pt" style:font-size-complex="12pt"/>
    </style:style>
    <style:style style:name="T1" style:family="text">
      <style:text-properties style:font-name="Courier" style:font-weight-asian="normal" style:font-weight-complex="normal"/>
    </style:style>
    <style:style style:name="T2" style:family="text">
      <style:text-properties style:font-name="Courier" fo:font-weight="bold" style:font-weight-asian="bold" style:font-weight-complex="bold"/>
    </style:style>
    <style:style style:name="T3" style:family="text">
      <style:text-properties style:font-name="Courier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ouri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5cm" svg:height="1.5cm" svg:x="11.2cm" svg:y="1.9cm">
          <text:p text:style-name="P1">Main Menu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1" draw:id="id1" draw:layer="layout" svg:width="4cm" svg:height="2cm" svg:x="9cm" svg:y="5cm">
          <text:p text:style-name="P3"><text:span text:style-name="T1">Load G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3" draw:id="id3" draw:layer="layout" svg:width="4cm" svg:height="2cm" svg:x="15cm" svg:y="5cm">
          <text:p text:style-name="P3"><text:span text:style-name="T1">New Game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6" xml:id="id5" draw:id="id5" draw:layer="layout" svg:width="5.5cm" svg:height="1.5cm" svg:x="12cm" svg:y="8cm">
          <text:p text:style-name="P1">Level 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xml:id="id6" draw:id="id6" draw:layer="layout" svg:width="5.5cm" svg:height="1.5cm" svg:x="12cm" svg:y="13cm">
          <text:p text:style-name="P1">Game Pla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11" draw:id="id11" draw:layer="layout" svg:width="5.5cm" svg:height="1.5cm" svg:x="21cm" svg:y="17cm">
          <text:p text:style-name="P1">Game O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8" xml:id="id9" draw:id="id9" draw:layer="layout" svg:width="5.5cm" svg:height="1.5cm" svg:x="3cm" svg:y="17cm">
          <text:p text:style-name="P1">Level En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9" xml:id="id2" draw:id="id2" draw:layer="layout" draw:type="line" svg:x1="13cm" svg:y1="6cm" svg:x2="13cm" svg:y2="6cm" draw:start-shape="id1" draw:start-glue-point="7" draw:end-shape="id1" draw:end-glue-point="7" svg:d="M13000 6000z" svg:viewBox="0 0 1 1">
          <text:p/>
        </draw:connector>
        <draw:connector draw:style-name="gr9" draw:text-style-name="P9" draw:layer="layout" draw:type="line" svg:x1="13cm" svg:y1="6cm" svg:x2="15cm" svg:y2="6cm" draw:start-shape="id2" draw:start-glue-point="0" draw:end-shape="id3" draw:end-glue-point="5" svg:d="M13000 6000h2000" svg:viewBox="0 0 2001 1">
          <text:p text:style-name="P13"/>
        </draw:connector>
        <draw:connector draw:style-name="gr8" draw:text-style-name="P9" draw:layer="layout" draw:type="line" svg:x1="13.95cm" svg:y1="3.4cm" svg:x2="11cm" svg:y2="5cm" draw:start-shape="id4" draw:start-glue-point="6" draw:end-shape="id1" draw:end-glue-point="4" svg:d="M13950 3400l-2950 1600" svg:viewBox="0 0 2951 1601">
          <text:p/>
        </draw:connector>
        <draw:connector draw:style-name="gr8" draw:text-style-name="P9" draw:layer="layout" draw:type="line" svg:x1="17cm" svg:y1="7cm" svg:x2="14.75cm" svg:y2="8cm" draw:start-shape="id3" draw:start-glue-point="6" draw:end-shape="id5" draw:end-glue-point="4" svg:d="M17000 7000l-2250 1000" svg:viewBox="0 0 2251 1001">
          <text:p/>
        </draw:connector>
        <draw:connector draw:style-name="gr8" draw:text-style-name="P9" draw:layer="layout" draw:type="line" svg:x1="13.95cm" svg:y1="3.4cm" svg:x2="17cm" svg:y2="5cm" draw:start-shape="id4" draw:start-glue-point="6" draw:end-shape="id3" draw:end-glue-point="4" svg:d="M13950 3400l3050 1600" svg:viewBox="0 0 3051 1601">
          <text:p/>
        </draw:connector>
        <draw:connector draw:style-name="gr10" draw:text-style-name="P10" draw:layer="layout" draw:type="line" svg:x1="14.75cm" svg:y1="9.5cm" svg:x2="14.75cm" svg:y2="13cm" draw:start-shape="id5" draw:start-glue-point="6" draw:end-shape="id6" draw:end-glue-point="4" svg:d="M14750 9500v3500" svg:viewBox="0 0 1 3501">
          <text:p/>
        </draw:connector>
        <draw:custom-shape draw:style-name="gr11" draw:text-style-name="P11" xml:id="id8" draw:id="id8" draw:layer="layout" svg:width="4cm" svg:height="2cm" svg:x="6.5cm" svg:y="13cm">
          <text:p text:style-name="P3"><text:span text:style-name="T1">Next Leve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2" xml:id="id7" draw:id="id7" draw:layer="layout" svg:width="4cm" svg:height="2cm" svg:x="1cm" svg:y="13cm">
          <text:p text:style-name="P3"><text:span text:style-name="T1">Save G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9" draw:layer="layout" draw:type="line" svg:x1="5cm" svg:y1="14cm" svg:x2="6.5cm" svg:y2="14cm" draw:start-shape="id7" draw:start-glue-point="7" draw:end-shape="id8" draw:end-glue-point="5" svg:d="M5000 14000h1500" svg:viewBox="0 0 1501 1">
          <text:p text:style-name="P13"/>
        </draw:connector>
        <draw:custom-shape draw:style-name="gr13" draw:text-style-name="P14" xml:id="id10" draw:id="id10" draw:layer="layout" svg:width="3cm" svg:height="3cm" svg:x="3.5cm" svg:y="8cm">
          <text:p text:style-name="P13"><text:span text:style-name="T2">XML</text:span></text:p>
          <text:p text:style-name="P13"><text:span text:style-name="T2">(sa</text:span><text:span text:style-name="T2">ves</text:span><text:span text:style-name="T2">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9" draw:layer="layout" draw:type="line" svg:x1="8.5cm" svg:y1="13cm" svg:x2="14.75cm" svg:y2="9.5cm" draw:start-shape="id8" draw:start-glue-point="4" draw:end-shape="id5" draw:end-glue-point="6" svg:d="M8500 13000l6250-3500" svg:viewBox="0 0 6251 3501">
          <text:p/>
        </draw:connector>
        <draw:connector draw:style-name="gr8" draw:text-style-name="P9" draw:layer="layout" draw:type="line" svg:x1="5.75cm" svg:y1="17cm" svg:x2="8.5cm" svg:y2="15cm" draw:start-shape="id9" draw:start-glue-point="4" draw:end-shape="id8" draw:end-glue-point="6" svg:d="M5750 17000l2750-2000" svg:viewBox="0 0 2751 2001">
          <text:p/>
        </draw:connector>
        <draw:connector draw:style-name="gr8" draw:text-style-name="P9" draw:layer="layout" draw:type="line" svg:x1="5.75cm" svg:y1="17cm" svg:x2="3cm" svg:y2="15cm" draw:start-shape="id9" draw:start-glue-point="4" draw:end-shape="id7" draw:end-glue-point="6" svg:d="M5750 17000l-2750-2000" svg:viewBox="0 0 2751 2001">
          <text:p/>
        </draw:connector>
        <draw:custom-shape draw:style-name="gr13" draw:text-style-name="P14" xml:id="id12" draw:id="id12" draw:layer="layout" svg:width="3cm" svg:height="3cm" svg:x="21cm" svg:y="8cm">
          <text:p text:style-name="P13"><text:span text:style-name="T2">XML</text:span></text:p>
          <text:p text:style-name="P13"><text:span text:style-name="T2">(scores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9" draw:layer="layout" draw:type="curve" draw:line-skew="0.97cm -0.711cm" svg:x1="3cm" svg:y1="13cm" svg:x2="3.5cm" svg:y2="9.5cm" draw:start-shape="id7" draw:start-glue-point="4" draw:end-shape="id10" draw:end-glue-point="6" svg:d="M3000 13000c0-43-356-36-686-900s-632-2600 1186-2600" svg:viewBox="0 0 1436 3501">
          <text:p/>
        </draw:connector>
        <draw:connector draw:style-name="gr8" draw:text-style-name="P9" draw:layer="layout" draw:type="curve" svg:x1="9cm" svg:y1="6cm" svg:x2="6.5cm" svg:y2="9.5cm" draw:start-shape="id1" draw:start-glue-point="5" draw:end-shape="id10" draw:end-glue-point="8" svg:d="M9000 6000c-1873 0-624 3500-2500 3500" svg:viewBox="0 0 2501 3501">
          <text:p/>
        </draw:connector>
        <draw:connector draw:style-name="gr8" draw:text-style-name="P9" draw:layer="layout" draw:type="curve" svg:x1="6.5cm" svg:y1="9.5cm" svg:x2="12cm" svg:y2="8.75cm" draw:start-shape="id10" draw:start-glue-point="8" draw:end-shape="id5" draw:end-glue-point="5" svg:d="M6500 9500c4126 0 1377-750 5500-750" svg:viewBox="0 0 5501 751">
          <text:p/>
        </draw:connector>
        <draw:connector draw:style-name="gr8" draw:text-style-name="P9" draw:layer="layout" draw:type="curve" draw:line-skew="0.676cm" svg:x1="3.5cm" svg:y1="9.5cm" svg:x2="11.2cm" svg:y2="2.65cm" draw:start-shape="id10" draw:start-glue-point="6" draw:end-shape="id4" draw:end-glue-point="5" svg:d="M3500 9500c262 0-3587-6850 7700-6850" svg:viewBox="0 0 8129 6851">
          <text:p/>
        </draw:connector>
        <draw:connector draw:style-name="gr8" draw:text-style-name="P9" draw:layer="layout" draw:type="curve" draw:line-skew="1.423cm 1.01cm" svg:x1="23.75cm" svg:y1="17cm" svg:x2="24cm" svg:y2="9.5cm" draw:start-shape="id11" draw:start-glue-point="4" draw:end-shape="id12" draw:end-glue-point="8" svg:d="M23750 17000c0-2364 881-1970 1511-3254s1007-4246-1261-4246" svg:viewBox="0 0 1994 7501">
          <text:p/>
        </draw:connector>
        <draw:connector draw:style-name="gr8" draw:text-style-name="P9" draw:layer="layout" draw:type="curve" draw:line-skew="-0.578cm" svg:x1="24cm" svg:y1="9.5cm" svg:x2="16.7cm" svg:y2="2.65cm" draw:start-shape="id12" draw:start-glue-point="8" draw:end-shape="id4" draw:end-glue-point="7" svg:d="M24000 9500c-114 0 3536-6850-7300-6850" svg:viewBox="0 0 7803 6851">
          <text:p/>
        </draw:connector>
        <draw:connector draw:style-name="gr10" draw:text-style-name="P16" draw:layer="layout" draw:type="curve" svg:x1="14.75cm" svg:y1="14.5cm" svg:x2="8.5cm" svg:y2="17.75cm" draw:start-shape="id6" draw:start-glue-point="6" draw:end-shape="id9" draw:end-glue-point="7" svg:d="M14750 14500c0 2167-2083 3250-6250 3250" svg:viewBox="0 0 6251 3251">
          <text:p text:style-name="P15"><text:span text:style-name="T3">All Aliens Dead</text:span></text:p>
        </draw:connector>
        <draw:connector draw:style-name="gr10" draw:text-style-name="P16" draw:layer="layout" draw:type="curve" svg:x1="14.75cm" svg:y1="14.5cm" svg:x2="21cm" svg:y2="17.75cm" draw:start-shape="id6" draw:start-glue-point="6" draw:end-shape="id11" draw:end-glue-point="5" svg:d="M14750 14500c0 2167 2083 3250 6250 3250" svg:viewBox="0 0 6251 3251">
          <text:p text:style-name="P17"><text:span text:style-name="T3">All Lives Lost</text:span></text:p>
        </draw:connector>
        <draw:connector draw:style-name="gr10" draw:text-style-name="P16" draw:layer="layout" draw:type="curve" draw:line-skew="1.422cm" svg:x1="5.75cm" svg:y1="18.5cm" svg:x2="23.75cm" svg:y2="18.5cm" draw:start-shape="id9" draw:start-glue-point="6" draw:end-shape="id11" draw:end-glue-point="6" svg:d="M5750 18500c0 2886 18000 2886 18000 0" svg:viewBox="0 0 18001 2166">
          <text:p text:style-name="P15"><text:span text:style-name="T3">All levels completed</text:span></text:p>
        </draw:connector>
        <draw:frame draw:style-name="gr14" draw:text-style-name="P19" draw:layer="layout" svg:width="8.8cm" svg:height="2.4cm" svg:x="1cm" svg:y="1.1cm">
          <draw:text-box>
            <text:p text:style-name="P18"><text:span text:style-name="T4">Space Invasion : Game Flow</text:span></text:p>
          </draw:text-box>
        </draw:frame>
        <draw:custom-shape draw:style-name="gr15" draw:text-style-name="P21" draw:layer="layout" svg:width="5.7cm" svg:height="3.7cm" svg:x="21cm" svg:y="1.2cm">
          <text:p text:style-name="P20"><text:span text:style-name="T3">CONTROLS</text:span></text:p>
          <text:p text:style-name="P20"><text:span text:style-name="T5">[W}</text:span><text:span text:style-name="T6">: Dodge Up</text:span></text:p>
          <text:p text:style-name="P20"><text:span text:style-name="T5">[A}</text:span><text:span text:style-name="T6">: Strafe Left</text:span></text:p>
          <text:p text:style-name="P20"><text:span text:style-name="T5">[S]</text:span><text:span text:style-name="T6">: Dodge Down</text:span></text:p>
          <text:p text:style-name="P20"><text:span text:style-name="T5">[D]</text:span><text:span text:style-name="T6">: Strafe </text:span><text:span text:style-name="T6">Right</text:span></text:p>
          <text:p text:style-name="P20"><text:span text:style-name="T5">[SPACE]</text:span><text:span text:style-name="T6">: </text:span><text:span text:style-name="T6">Shoot/Select</text:span></text:p>
          <draw:enhanced-geometry svg:viewBox="0 0 21600 21600" draw:glue-points="10800 0 0 10800 10800 21600 21600 10800" draw:text-areas="0 0 21600 ?f11" draw:type="paper" draw:modifiers="18941.775767674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1:54:09.135731023</meta:creation-date>
    <dc:date>2017-12-02T22:53:45.533613865</dc:date>
    <meta:editing-duration>PT5M58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